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54e" officeooo:paragraph-rsid="0012f5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Shell Scripting</text:p>
      <text:p text:style-name="P1"/>
      <text:p text:style-name="P1">1904 <text:s/>vimdiff export_data.sh export_data2.sh </text:p>
      <text:p text:style-name="P1"><text:s/>1905 <text:s/>./export_data.sh </text:p>
      <text:p text:style-name="P1"><text:s/>1906 <text:s/>vimdiff export_data.sh export_data2.sh </text:p>
      <text:p text:style-name="P1"><text:s/>1907 <text:s/>./export_data.sh </text:p>
      <text:p text:style-name="P1"><text:s/>1908 <text:s/>vimdiff export_data.sh export_data2.sh </text:p>
      <text:p text:style-name="P1"><text:s/>1909 <text:s/>./export_data.sh </text:p>
      <text:p text:style-name="P1"><text:s/>1910 <text:s/>vimdiff export_data.sh export_data2.sh </text:p>
      <text:p text:style-name="P1"><text:s/>1911 <text:s/>vi while_loop.sh</text:p>
      <text:p text:style-name="P1"><text:s/>1912 <text:s/>chmod +x while_loop.sh</text:p>
      <text:p text:style-name="P1"><text:s/>1913 <text:s/>./while_loop.sh </text:p>
      <text:p text:style-name="P1"><text:s/>1914 <text:s/>vi while_loop.sh</text:p>
      <text:p text:style-name="P1"><text:s/>1915 <text:s/>./while_loop.sh </text:p>
      <text:p text:style-name="P1"><text:s/>1916 <text:s/>vi while_loop.sh</text:p>
      <text:p text:style-name="P1"><text:s/>1917 <text:s/>sh -x while_loop.sh</text:p>
      <text:p text:style-name="P1"><text:s/>1918 <text:s/>vi while_loop.sh</text:p>
      <text:p text:style-name="P1"><text:s/>1919 <text:s/>ls</text:p>
      <text:p text:style-name="P1"><text:s/>1920 <text:s/>vi factorial.sh </text:p>
      <text:p text:style-name="P1"><text:s/>1921 <text:s/>vimdiff while_loop.sh <text:s/>factorial.sh </text:p>
      <text:p text:style-name="P1"><text:s/>1922 <text:s/>vi while_loop.sh</text:p>
      <text:p text:style-name="P1"><text:s/>1923 <text:s/>chmod +x while_loop.sh</text:p>
      <text:p text:style-name="P1"><text:s/>1924 <text:s/>./while_loop.sh </text:p>
      <text:p text:style-name="P1"><text:s/>1925 <text:s/>vi while_loop.sh</text:p>
      <text:p text:style-name="P1"><text:s/>1926 <text:s/>./while_loop.sh </text:p>
      <text:p text:style-name="P1"><text:s/>1927 <text:s/>vi while_loop.sh</text:p>
      <text:p text:style-name="P1"><text:s/>1928 <text:s/>sh -x while_loop.sh</text:p>
      <text:p text:style-name="P1"><text:s/>1929 <text:s/>vi while_loop.sh</text:p>
      <text:p text:style-name="P1"><text:s/>1930 <text:s/>./while_loop.sh </text:p>
      <text:p text:style-name="P1"><text:s/>1931 <text:s/>vi while_loop.sh</text:p>
      <text:p text:style-name="P1"><text:s/>1932 <text:s/>vi prime.sh</text:p>
      <text:p text:style-name="P1"><text:s/>1933 <text:s/>ls</text:p>
      <text:p text:style-name="P1"><text:s/>1934 <text:s/>vi prime.sh </text:p>
      <text:p text:style-name="P1"><text:s/>1935 <text:s/>chmod +x prime.sh </text:p>
      <text:p text:style-name="P1"><text:s/>1936 <text:s/>./prime.sh </text:p>
      <text:p text:style-name="P1"><text:s/>1937 <text:s/>vi prime.sh </text:p>
      <text:p text:style-name="P1"><text:s/>1938 <text:s/>./prime.sh </text:p>
      <text:p text:style-name="P1"><text:s/>1939 <text:s/>vi prime.sh </text:p>
      <text:p text:style-name="P1"><text:s/>1940 <text:s/>./prime.sh </text:p>
      <text:p text:style-name="P1"><text:s/>1941 <text:s/>vi prime.sh </text:p>
      <text:p text:style-name="P1"><text:s/>1942 <text:s/>./prime.sh </text:p>
      <text:p text:style-name="P1"><text:s/>1943 <text:s/>vi prime.sh </text:p>
      <text:p text:style-name="P1"><text:s/>1944 <text:s/>vi switch_case.sh</text:p>
      <text:p text:style-name="P1"><text:s/>1945 <text:s/>chmod +x switch_case.sh</text:p>
      <text:p text:style-name="P1"><text:s/>1946 <text:s/>./switch_case.sh </text:p>
      <text:p text:style-name="P1"><text:s/>1947 <text:s/>vi switch_case.sh</text:p>
      <text:p text:style-name="P1"><text:s/>1948 <text:s/>./switch_case.sh </text:p>
      <text:p text:style-name="P1"><text:s/>1949 <text:s/>./switch_case.sh <text:s/>jeep</text:p>
      <text:p text:style-name="P1"><text:s/>1950 <text:s/>vi switch_case.sh</text:p>
      <text:p text:style-name="P1"><text:s/>1951 <text:s/>./switch_case.sh <text:s/>jeep</text:p>
      <text:p text:style-name="P1"><text:s/>1952 <text:s/>./switch_case.sh <text:s/>car</text:p>
      <text:p text:style-name="P1"><text:s/>1953 <text:s/>./switch_case.sh <text:s/></text:p>
      <text:p text:style-name="P1"><text:soft-page-break/><text:s/>1954 <text:s/>ls</text:p>
      <text:p text:style-name="P1"><text:s/>1955 <text:s/>cd study_material/</text:p>
      <text:p text:style-name="P1"><text:s/>1956 <text:s/>ls</text:p>
      <text:p text:style-name="P1"><text:s/>1957 <text:s/>vi case.sh </text:p>
      <text:p text:style-name="P1"><text:s/>1958 <text:s/>history</text:p>
      <text:p text:style-name="P1"><text:s/>1959 <text:s/>cd shell_scripting/study_material/</text:p>
      <text:p text:style-name="P1"><text:s/>1960 <text:s/>ls</text:p>
      <text:p text:style-name="P1"><text:s/>1961 <text:s/>vi a.sh </text:p>
      <text:p text:style-name="P1"><text:s/>1962 <text:s/>vi b.sh </text:p>
      <text:p text:style-name="P1"><text:s/>1963 <text:s/>vi sam.txt </text:p>
      <text:p text:style-name="P1"><text:s/>1964 <text:s/>ls</text:p>
      <text:p text:style-name="P1"><text:s/>1965 <text:s/>cd ..</text:p>
      <text:p text:style-name="P1"><text:s/>1966 <text:s/>ls</text:p>
      <text:p text:style-name="P1"><text:s/>1967 <text:s/>cd shell_scripting/</text:p>
      <text:p text:style-name="P1"><text:s/>1968 <text:s/>ls</text:p>
      <text:p text:style-name="P1"><text:s/>1969 <text:s/>vi 2q</text:p>
      <text:p text:style-name="P1"><text:s/>1970 <text:s/>la</text:p>
      <text:p text:style-name="P1"><text:s/>1971 <text:s/>cd la</text:p>
      <text:p text:style-name="P1"><text:s/>1972 <text:s/>cd lajul/</text:p>
      <text:p text:style-name="P1"><text:s/>1973 <text:s/>ls</text:p>
      <text:p text:style-name="P1"><text:s/>1974 <text:s/>tar -c device.c</text:p>
      <text:p text:style-name="P1"><text:s/>1975 <text:s/>tar.gz -c device.c</text:p>
      <text:p text:style-name="P1"><text:s/>1976 <text:s/>tar -f device.c</text:p>
      <text:p text:style-name="P1"><text:s/>1977 <text:s/>tar -cvf device.c /home/lajulson/lajul/</text:p>
      <text:p text:style-name="P1"><text:s/>1978 <text:s/>ls</text:p>
      <text:p text:style-name="P1"><text:s/>1979 <text:s/>la</text:p>
      <text:p text:style-name="P1"><text:s/>1980 <text:s/>sudo mkfs.ext4 /dev/sdb1</text:p>
      <text:p text:style-name="P1"><text:s/>1981 <text:s/>sudo umount /dev/sdb1</text:p>
      <text:p text:style-name="P1"><text:s/>1982 <text:s/>sudo mkfs.ext4 /dev/sdb1</text:p>
      <text:p text:style-name="P1"><text:s/>1983 <text:s/>sudo fdisk /dev/sdb1</text:p>
      <text:p text:style-name="P1"><text:s/>1984 <text:s/>sudo mkfs.fat32 /dev/sdb1</text:p>
      <text:p text:style-name="P1"><text:s/>1985 <text:s/>sudo mkfs.fat/dev/sdb1</text:p>
      <text:p text:style-name="P1"><text:s/>1986 <text:s/>sudo mkfs.fat /dev/sdb1</text:p>
      <text:p text:style-name="P1"><text:s/>1987 <text:s/>sudo umount /dev/sdb1</text:p>
      <text:p text:style-name="P1"><text:s/>1988 <text:s/>sudo mkfs.fat /dev/sdb1</text:p>
      <text:p text:style-name="P1"><text:s/>1989 <text:s/>sudo mkfs.fat /dev/sdb2</text:p>
      <text:p text:style-name="P1"><text:s/>1990 <text:s/>ls</text:p>
      <text:p text:style-name="P1"><text:s/>1991 <text:s/>cd la</text:p>
      <text:p text:style-name="P1"><text:s/>1992 <text:s/>ls</text:p>
      <text:p text:style-name="P1"><text:s/>1993 <text:s/>vi nullptr.c</text:p>
      <text:p text:style-name="P1"><text:s/>1994 <text:s/>make clear</text:p>
      <text:p text:style-name="P1"><text:s/>1995 <text:s/>make clean</text:p>
      <text:p text:style-name="P1"><text:s/>1996 <text:s/>ls</text:p>
      <text:p text:style-name="P1"><text:s/>1997 <text:s/>make</text:p>
      <text:p text:style-name="P1"><text:s/>1998 <text:s/>ls</text:p>
      <text:p text:style-name="P1"><text:s/>1999 <text:s/>lsmod</text:p>
      <text:p text:style-name="P1"><text:s/>2000 <text:s/>sudo insmod nullptr.ko</text:p>
      <text:p text:style-name="P1"><text:s/>2001 <text:s/>lsmod | grep nullptr</text:p>
      <text:p text:style-name="P1"><text:s/>2002 <text:s/>lsmod</text:p>
      <text:p text:style-name="P1"><text:s/>2003 <text:s/>sudo rmmod nullptr.ko</text:p>
      <text:p text:style-name="P1"><text:s/>2004 <text:s/>lsmod</text:p>
      <text:p text:style-name="P1"><text:s/>2005 <text:s/>ls</text:p>
      <text:p text:style-name="P1"><text:soft-page-break/><text:s/>2006 <text:s/>scp nullptr.c takkaakb@192.168.4.152:~\</text:p>
      <text:p text:style-name="P1"><text:s/>2007 <text:s/>scp nullptr.c takkaakb@192.168.4.152:~/</text:p>
      <text:p text:style-name="P1"><text:s/>2008 <text:s/>scp nullptr.c takkaakb@192.168.4.152:</text:p>
      <text:p text:style-name="P1"><text:s/>2009 <text:s/>ssh takkaakb@192.168.4.152</text:p>
      <text:p text:style-name="P1"><text:s/>2010 <text:s/>sudo cp nullptr.ko /lib/modules/`uname -r`</text:p>
      <text:p text:style-name="P1"><text:s/>2011 <text:s/>sudo cp nullptr.ko /lib/modules/`uname -r`/</text:p>
      <text:p text:style-name="P1"><text:s/>2012 <text:s/>sudo cp nullptr.ko /lib/modules/4.13.0-36-generic/</text:p>
      <text:p text:style-name="P1"><text:s/>2013 <text:s/>cd <text:s/>/lib/modules/4.13.0-36-generic/</text:p>
      <text:p text:style-name="P1"><text:s/>2014 <text:s/>ls</text:p>
      <text:p text:style-name="P1"><text:s/>2015 <text:s/>sudo Makefile</text:p>
      <text:p text:style-name="P1"><text:s/>2016 <text:s/>sudo rm-f <text:s/>Makefile</text:p>
      <text:p text:style-name="P1"><text:s/>2017 <text:s/>sudo rm -f Makefile </text:p>
      <text:p text:style-name="P1"><text:s/>2018 <text:s/>sudo rm -f nullptr.c</text:p>
      <text:p text:style-name="P1"><text:s/>2019 <text:s/>ls</text:p>
      <text:p text:style-name="P1"><text:s/>2020 <text:s/>rm nullptr.ko</text:p>
      <text:p text:style-name="P1"><text:s/>2021 <text:s/>sudo rm nullptr.ko</text:p>
      <text:p text:style-name="P1"><text:s/>2022 <text:s/>ls</text:p>
      <text:p text:style-name="P1"><text:s/>2023 <text:s/>1cd </text:p>
      <text:p text:style-name="P1"><text:s/>2024 <text:s/>cd </text:p>
      <text:p text:style-name="P1"><text:s/>2025 <text:s/>cd lajul/</text:p>
      <text:p text:style-name="P1"><text:s/>2026 <text:s/>ls</text:p>
      <text:p text:style-name="P1"><text:s/>2027 <text:s/>sudo cp nullptr.ko /lib/modules/4.13.0-36-generic/</text:p>
      <text:p text:style-name="P1"><text:s/>2028 <text:s/>cd <text:s/>/lib/modules/4.13.0-36-generic/</text:p>
      <text:p text:style-name="P1"><text:s/>2029 <text:s/>ls</text:p>
      <text:p text:style-name="P1"><text:s/>2030 <text:s/>cd </text:p>
      <text:p text:style-name="P1"><text:s/>2031 <text:s/>ls</text:p>
      <text:p text:style-name="P1"><text:s/>2032 <text:s/>cd <text:s/>/lib/modules/4.13.0-36-generic/</text:p>
      <text:p text:style-name="P1"><text:s/>2033 <text:s/>sudocd -</text:p>
      <text:p text:style-name="P1"><text:s/>2034 <text:s/>cd-</text:p>
      <text:p text:style-name="P1"><text:s/>2035 <text:s/>cd -</text:p>
      <text:p text:style-name="P1"><text:s/>2036 <text:s/>sudo depmod -a</text:p>
      <text:p text:style-name="P1"><text:s/>2037 <text:s/>sudo modprobe nullptr</text:p>
      <text:p text:style-name="P1"><text:s/>2038 <text:s/>lsm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06:48.415949175</meta:creation-date>
    <dc:date>2019-04-26T15:08:29.988886241</dc:date>
    <meta:editing-duration>PT1M47S</meta:editing-duration>
    <meta:editing-cycles>1</meta:editing-cycles>
    <meta:document-statistic meta:table-count="0" meta:image-count="0" meta:object-count="0" meta:page-count="3" meta:paragraph-count="136" meta:word-count="409" meta:character-count="3078" meta:non-whitespace-character-count="2488"/>
    <meta:generator>LibreOffice/5.1.6.2$Linux_X86_64 LibreOffice_project/10m0$Build-2</meta:generator>
  </office:meta>
</office:document-meta>
</file>